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ebdavResponseImpl.resetBuff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davResponseImpl.addDateHeader( String s , long 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davResponseImpl.flushBuff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davResponseImpl.sendRefreshLockResponse( ActiveLock [ ] lock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WebdavResponseImpl.sendLockResponse( ActiveLock lo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WebdavResponseImpl.WebdavResponseImpl( HttpServletResponse http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davResponseImpl.setStatus( int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davResponseImpl.sendMultiStatus( MultiStatus multistatu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davResponseImpl.setIntHeader( String s , int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davResponseImpl.getOutpu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davResponseImpl.getCharacterEnco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davResponseImpl.sendError( int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davResponseImpl.containsHeader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davResponseImpl.encodeUrl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davResponseImpl.getLoca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davResponseImpl.setLocale(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davResponseImpl.sendError( int i ,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davResponseImpl.encodeURL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davResponseImpl.sendError( DavException excep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WebdavResponseImpl.getWri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davResponseImpl.addHeader( String s , String s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davResponseImpl.getBuffer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davResponseImpl.setDateHeader( String s , long 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davResponseImpl.sendXmlResponse( XmlSerializable serializable , int statu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WebdavResponseImpl.encodeRedirectURL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davResponseImpl.addCookie( Cookie cooki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davResponseImpl.setStatus( int i ,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davResponseImpl.setHeader( String s , String s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davResponseImpl.sendRedirect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davResponseImpl.sendPollResponse( EventDiscovery eventDiscove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davResponseImpl.encodeRedirectUrl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davResponseImpl.setContentType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davResponseImpl.isCommit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davResponseImpl.sendSubscriptionResponse( Subscription subscrip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WebdavResponseImpl.WebdavResponseImpl( HttpServletResponse httpResponse , boolean noCach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WebdavResponseImpl.addIntHeader( String s , int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davResponseImpl.setContentLength( int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davResponseImpl.r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davResponseImpl.setBufferSize( int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